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3d51" officeooo:paragraph-rsid="00163d5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63d51" officeooo:paragraph-rsid="00163d51"/>
    </style:style>
    <style:style style:name="P3" style:family="paragraph" style:parent-style-name="Standard">
      <style:text-properties style:font-name="Liberation Sans" officeooo:rsid="001993f4" officeooo:paragraph-rsid="00163d51"/>
    </style:style>
    <style:style style:name="P4" style:family="paragraph" style:parent-style-name="Standard">
      <style:text-properties style:font-name="Liberation Sans" officeooo:rsid="00216637" officeooo:paragraph-rsid="00216637"/>
    </style:style>
    <style:style style:name="P5" style:family="paragraph" style:parent-style-name="Preformatted_20_Text">
      <style:text-properties fo:color="#2f3291" loext:opacity="100%" style:font-name="Liberation Sans" fo:font-size="12pt" officeooo:rsid="0022df33" officeooo:paragraph-rsid="0022df33" style:font-size-asian="12pt" style:font-size-complex="12pt"/>
    </style:style>
    <style:style style:name="P6" style:family="paragraph" style:parent-style-name="Standard">
      <style:text-properties style:font-name="Liberation Sans" officeooo:rsid="001993f4" officeooo:paragraph-rsid="001993f4"/>
    </style:style>
    <style:style style:name="P7" style:family="paragraph" style:parent-style-name="Standard">
      <style:text-properties style:font-name="Liberation Sans" style:text-underline-style="none" officeooo:rsid="001993f4" officeooo:paragraph-rsid="001993f4"/>
    </style:style>
    <style:style style:name="P8" style:family="paragraph" style:parent-style-name="Preformatted_20_Text">
      <style:text-properties officeooo:paragraph-rsid="001993f4"/>
    </style:style>
    <style:style style:name="P9" style:family="paragraph" style:parent-style-name="Standard">
      <style:text-properties fo:color="#2f3291" loext:opacity="100%" style:font-name="Liberation Sans" officeooo:rsid="0019d059" officeooo:paragraph-rsid="0019d059"/>
    </style:style>
    <style:style style:name="P10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11" style:family="paragraph" style:parent-style-name="Standard">
      <style:text-properties style:use-window-font-color="true" loext:opacity="0%" style:font-name="Liberation Sans" officeooo:rsid="00203ac3" officeooo:paragraph-rsid="0019d059"/>
    </style:style>
    <style:style style:name="T1" style:family="text">
      <style:text-properties style:text-underline-style="none"/>
    </style:style>
    <style:style style:name="T2" style:family="text">
      <style:text-properties fo:color="#2f3291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f3291" loext:opacity="100%" style:text-underline-style="none"/>
    </style:style>
    <style:style style:name="T5" style:family="text">
      <style:text-properties officeooo:rsid="001993f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f3291" loext:opacity="100%" fo:font-weight="normal" officeooo:rsid="0019d05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3.3</text:p>
      <text:p text:style-name="P2"/>
      <text:p text:style-name="P2">1. Si el tamaño de fuente por defecto en un navegador es de 12px. ¿Cuántos em son? Puedes ver la conversión de píxel a ems en el conversor online de: <text:a xlink:type="simple" xlink:href="https://www.w3schools.com/tags/ref_pxtoemconversion.asp" text:style-name="Internet_20_link" text:visited-style-name="Visited_20_Internet_20_Link"><text:span text:style-name="T1">w3schools.com/tags/ref_pxtoemconversion.asp</text:span></text:a></text:p>
      <text:p text:style-name="P3"><text:span text:style-name="T2"/></text:p>
      <text:p text:style-name="P4"><text:span text:style-name="T2">0.75em</text:span></text:p>
      <text:p text:style-name="P3"><text:span text:style-name="T2"/></text:p>
      <text:p text:style-name="P2"/>
      <text:p text:style-name="P2">3. Observa el resultado de los siguientes estilos y estudia las diferencias que hay entre</text:p>
      <text:p text:style-name="P2">los distintos valores definidos.</text:p>
      <text:p text:style-name="P2"/>
      <text:p text:style-name="Preformatted_20_Text">.a { background-color: red; }</text:p>
      <text:p text:style-name="Preformatted_20_Text">.b { background-color: #FF0000; }</text:p>
      <text:p text:style-name="Preformatted_20_Text">.c { background-color: RGB(255,0,0); }</text:p>
      <text:p text:style-name="Preformatted_20_Text">.d { background-color: HSL(0,100%,50%); }</text:p>
      <text:p text:style-name="Preformatted_20_Text">.e { background-color: red; opacity: 0.5; }</text:p>
      <text:p text:style-name="Preformatted_20_Text">.f { background-color: rgba(255, 0, 0, 0.5); }</text:p>
      <text:p text:style-name="Preformatted_20_Text"/>
      <text:p text:style-name="P5">Los 4 primeros son del mismo color a diferencia de los 2 últimos. ‘e’ y ‘f’ son del mismo tono ya que ambos tienen un 50% de opacidad, pero por como se ha aplicado esta, en ‘e’ la opacidad se aplica a todo el contenido y en ‘f’ solamente al color de fondo.</text:p>
      <text:p text:style-name="P2"/>
      <text:p text:style-name="P2"/>
      <text:p text:style-name="P2">4. Agrega los siguientes estilos en una página web y explica las diferencias que hay entre</text:p>
      <text:p text:style-name="P2">ellos:</text:p>
      <text:p text:style-name="P2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}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x;}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y;}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no-repeat;}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;}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size: 100px 100px;}</text:p>
      <text:p text:style-name="P2"/>
      <text:p text:style-name="P2">5. La propiedad background-attachment indica si una imagen se mantiene fija o se</text:p>
      <text:p text:style-name="P2">desplaza con el resto de la página. Explica las <text:span text:style-name="T3">diferencias</text:span> que encuentras al</text:p>
      <text:p text:style-name="P2">establecer las siguientes propiedades:</text:p>
      <text:p text:style-name="P2"/>
      <text:p text:style-name="Preformatted_20_Text">body { background-image: url("https://bit.ly/2slA7jo");</text:p>
      <text:p text:style-name="Preformatted_20_Text">background-repeat: no-repeat; background-attachment: fixed;}</text:p>
      <text:p text:style-name="Preformatted_20_Text">body { background-image: url("https://bit.ly/2slA7jo");</text:p>
      <text:p text:style-name="Preformatted_20_Text">background-repeat: no-repeat; background-attachment: scroll;}</text:p>
      <text:p text:style-name="P3"><text:span text:style-name="T4"/></text:p>
      <text:p text:style-name="P6"><text:span text:style-name="T1"/></text:p>
      <text:p text:style-name="P7">10. Comprueba cuál de los siguientes códigos es correcto y determina qué ocurre si</text:p>
      <text:p text:style-name="P7">algunos valores están bien situados y otros no.</text:p>
      <text:p text:style-name="P6"><text:span text:style-name="T1"/></text:p>
      <text:p text:style-name="Preformatted_20_Text"><text:soft-page-break/>p { font: oblique bold 120% cursive; }</text:p>
      <text:p text:style-name="Preformatted_20_Text">p { font: small-caps 100%/200% serif; }</text:p>
      <text:p text:style-name="Preformatted_20_Text">p { font: monospace 150%; }</text:p>
      <text:p text:style-name="P8">p { font: <text:span text:style-name="T5">bold 9</text:span>0%; }</text:p>
      <text:p text:style-name="P8">p { font: oblique 120% <text:span text:style-name="T5">sans-serif bold</text:span>; }</text:p>
      <text:p text:style-name="P8">p { font: 120% <text:span text:style-name="T5">sans-serif small-caps</text:span>; }</text:p>
      <text:p text:style-name="P6"/>
      <text:p text:style-name="P6"/>
      <text:p text:style-name="P6">12. ¿Cuál es la diferencia entre <text:span text:style-name="T3">display:none</text:span> y <text:span text:style-name="T3">visibility:hidden</text:span> ?</text:p>
      <text:p text:style-name="P6"/>
      <text:p text:style-name="P9">La primera opción elimina el elemento seleccionado del DOM y la segunda simplemente lo oculta visualmente, pese a que el elemento sigue ahí y podrá ser estilizado para verse si cierto evento ocurre (i.e.: un hover).</text:p>
      <text:p text:style-name="P9"/>
      <text:p text:style-name="P9"/>
      <text:p text:style-name="P10">13. Realiza las siguientes tareas:</text:p>
      <text:p text:style-name="P10"/>
      <text:p text:style-name="P10">a) Indica con tus propias palabras, cuál es la <text:span text:style-name="T3">diferencia</text:span> entre un elemento con</text:p>
      <text:p text:style-name="P10"><text:span text:style-name="T3">position absolute</text:span> y <text:span text:style-name="T3">position relative</text:span>.</text:p>
      <text:p text:style-name="P10"/>
      <text:p text:style-name="P10">b) <text:span text:style-name="T2">Adjunto</text:span></text:p>
      <text:p text:style-name="P10"><text:span text:style-name="T2"/></text:p>
      <text:p text:style-name="P10"/>
      <text:p text:style-name="P10">14. Realiza y responde a las siguientes cuestiones/tareas:</text:p>
      <text:p text:style-name="P10"/>
      <text:p text:style-name="P10">a) <text:span text:style-name="T2">Adjunto</text:span></text:p>
      <text:p text:style-name="P10"/>
      <text:p text:style-name="P10">b) Cuándo reduces el tamaño de pantalla, ¿se reorganizan los bloques? ¿cómo harías para que se reorganizaran dichos bloques según el tamaño de la pantalla? Indica la propiedad que utilizarías.</text:p>
      <text:p text:style-name="P10"/>
      <text:p text:style-name="P9">No. Usaría media-queries con la etiqueta <text:span text:style-name="T3">@media</text:span> y <text:span text:style-name="T3">min-width</text:span> o <text:span text:style-name="T3">max-width</text:span><text:span text:style-name="T6">.</text:span></text:p>
      <text:p text:style-name="P10"><text:span text:style-name="T6"/></text:p>
      <text:p text:style-name="P11"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5:42.084284173</meta:creation-date>
    <dc:date>2024-11-02T19:27:28.536894077</dc:date>
    <meta:editing-duration>PT1H7M13S</meta:editing-duration>
    <meta:editing-cycles>11</meta:editing-cycles>
    <meta:generator>LibreOffice/24.8.2.1$Linux_X86_64 LibreOffice_project/480$Build-1</meta:generator>
    <meta:print-date>2024-11-02T18:48:07.305136550</meta:print-date>
    <meta:printed-by>Archivos PDF</meta:printed-by>
    <meta:document-statistic meta:table-count="0" meta:image-count="0" meta:object-count="0" meta:page-count="2" meta:paragraph-count="50" meta:word-count="426" meta:character-count="2929" meta:non-whitespace-character-count="2553"/>
  </office:meta>
</office:document-meta>
</file>